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Next Generation Wargame</text:title></text:p>
      <text:p text:style-name="OrgTitle"/>
      <text:p text:style-name="OrgSubtitle"><text:initial-creator>taijeron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3646db2">1. Modern Land Combat Commander</text:a></text:p>
          <text:p text:style-name="Contents_20_2"><text:a xlink:type="simple" xlink:href="#orgb91be18">1.1. Refile</text:a></text:p>
          <text:p text:style-name="Contents_20_2"><text:a xlink:type="simple" xlink:href="#orgde6e15d">1.2. Mind map</text:a></text:p>
          <text:p text:style-name="Contents_20_3"><text:a xlink:type="simple" xlink:href="#org26cbc91">1.2.1. Movement</text:a></text:p>
          <text:p text:style-name="Contents_20_3"><text:a xlink:type="simple" xlink:href="#org1e86f6a">1.2.2. Combat</text:a></text:p>
          <text:p text:style-name="Contents_20_3"><text:a xlink:type="simple" xlink:href="#org012fd9e">1.2.3. Orders</text:a></text:p>
          <text:p text:style-name="Contents_20_3"><text:a xlink:type="simple" xlink:href="#org0b5ad5b">1.2.4. Map</text:a></text:p>
          <text:p text:style-name="Contents_20_3"><text:a xlink:type="simple" xlink:href="#org05b6886">1.2.5. Units</text:a></text:p>
          <text:p text:style-name="Contents_20_3"><text:a xlink:type="simple" xlink:href="#orgc5dbdb7">1.2.6. Features</text:a></text:p>
          <text:p text:style-name="Contents_20_2"><text:a xlink:type="simple" xlink:href="#org6f5df55">1.3. Todo</text:a></text:p>
          <text:p text:style-name="Contents_20_3"><text:a xlink:type="simple" xlink:href="#orgb6d8093">1.3.1. <text:span text:style-name="OrgTodo">TODO</text:span> Find a coder</text:a></text:p>
          <text:p text:style-name="Contents_20_3"><text:a xlink:type="simple" xlink:href="#org972845a">1.3.2. <text:span text:style-name="OrgTodo">TODO</text:span> Programming Tasks</text:a></text:p>
          <text:p text:style-name="Contents_20_3"><text:a xlink:type="simple" xlink:href="#org5cccdba">1.3.3. <text:span text:style-name="OrgTodo">TODO</text:span> Living Rules</text:a></text:p>
          <text:p text:style-name="Contents_20_2"><text:a xlink:type="simple" xlink:href="#org84f107a">1.4. Presentation</text:a></text:p>
          <text:p text:style-name="Contents_20_3"><text:a xlink:type="simple" xlink:href="#org347d479">1.4.1. Introduction</text:a></text:p>
          <text:p text:style-name="Contents_20_3"><text:a xlink:type="simple" xlink:href="#org201bd7d">1.4.2. Game</text:a></text:p>
          <text:p text:style-name="Contents_20_3"><text:a xlink:type="simple" xlink:href="#org5812085">1.4.3. Purpose</text:a></text:p>
          <text:p text:style-name="Contents_20_3"><text:a xlink:type="simple" xlink:href="#org7af723d">1.4.4. Project</text:a></text:p>
          <text:p text:style-name="Contents_20_3"><text:a xlink:type="simple" xlink:href="#orgc04f1da">1.4.5. References</text:a></text:p>
          <text:p text:style-name="Contents_20_2"><text:a xlink:type="simple" xlink:href="#orgb4a8b80">1.5. Rules</text:a></text:p>
          <text:p text:style-name="Contents_20_3"><text:a xlink:type="simple" xlink:href="#org5f87338">1.5.1. Scale</text:a></text:p>
          <text:p text:style-name="Contents_20_3"><text:a xlink:type="simple" xlink:href="#org5904f02">1.5.2. Map</text:a></text:p>
          <text:p text:style-name="Contents_20_3"><text:a xlink:type="simple" xlink:href="#orge3eacfa">1.5.3. Orders</text:a></text:p>
          <text:p text:style-name="Contents_20_3"><text:a xlink:type="simple" xlink:href="#org1dcdd0f">1.5.4. Automated Behaviors</text:a></text:p>
          <text:p text:style-name="Contents_20_3"><text:a xlink:type="simple" xlink:href="#org3ef0ab1">1.5.5. Movement</text:a></text:p>
          <text:p text:style-name="Contents_20_3"><text:a xlink:type="simple" xlink:href="#org056905e">1.5.6. Combat</text:a></text:p>
          <text:p text:style-name="Contents_20_2"><text:a xlink:type="simple" xlink:href="#org84c219a">1.6. Development</text:a></text:p>
          <text:p text:style-name="Contents_20_3"><text:a xlink:type="simple" xlink:href="#orgf4bc56c">1.6.1. User Profiles</text:a></text:p>
          <text:p text:style-name="Contents_20_3"><text:a xlink:type="simple" xlink:href="#org58e720a">1.6.2. Phase 1 Reqirements</text:a></text:p>
          <text:p text:style-name="Contents_20_3"><text:a xlink:type="simple" xlink:href="#org45aaea4">1.6.3. Phase 2 Requirements</text:a></text:p>
        </text:index-body>
      </text:table-of-content>
      <text:h text:style-name="Heading_20_1" text:outline-level="1" text:is-list-header="false">
<text:bookmark-start text:name="OrgXref.org3646db2"/>
<text:bookmark text:name="org3646db2"/>Modern Land Combat Commander
<text:bookmark-end text:name="OrgXref.org3646db2"/></text:h>
      <text:h text:style-name="Heading_20_2" text:outline-level="2" text:is-list-header="false">
<text:bookmark-start text:name="OrgXref.orgb91be18"/>
<text:bookmark text:name="orgb91be18"/>Refile
<text:bookmark-end text:name="OrgXref.orgb91be18"/></text:h>
      <text:h text:style-name="Heading_20_2" text:outline-level="2" text:is-list-header="false">
<text:bookmark-start text:name="OrgXref.orgde6e15d"/>
<text:bookmark text:name="orgde6e15d"/>Mind map
<text:bookmark-end text:name="OrgXref.orgde6e15d"/></text:h>
      <text:h text:style-name="Heading_20_3" text:outline-level="3" text:is-list-header="false">
<text:bookmark-start text:name="OrgXref.org26cbc91"/>
<text:bookmark text:name="org26cbc91"/>Movement
<text:bookmark-end text:name="OrgXref.org26cbc91"/></text:h>
      <text:h text:style-name="Heading_20_3" text:outline-level="3" text:is-list-header="false">
<text:bookmark-start text:name="OrgXref.org1e86f6a"/>
<text:bookmark text:name="org1e86f6a"/>Combat
<text:bookmark-end text:name="OrgXref.org1e86f6a"/></text:h>
      <text:h text:style-name="Heading_20_3" text:outline-level="3" text:is-list-header="false">
<text:bookmark-start text:name="OrgXref.org012fd9e"/>
<text:bookmark text:name="org012fd9e"/>Orders
<text:bookmark-end text:name="OrgXref.org012fd9e"/></text:h>
      <text:h text:style-name="Heading_20_3" text:outline-level="3" text:is-list-header="false">
<text:bookmark-start text:name="OrgXref.org0b5ad5b"/>
<text:bookmark text:name="org0b5ad5b"/>Map
<text:bookmark-end text:name="OrgXref.org0b5ad5b"/></text:h>
      <text:h text:style-name="Heading_20_3" text:outline-level="3" text:is-list-header="false">
<text:bookmark-start text:name="OrgXref.org05b6886"/>
<text:bookmark text:name="org05b6886"/>Units
<text:bookmark-end text:name="OrgXref.org05b6886"/></text:h>
      <text:h text:style-name="Heading_20_3" text:outline-level="3" text:is-list-header="false">
<text:bookmark-start text:name="OrgXref.orgc5dbdb7"/>
<text:bookmark text:name="orgc5dbdb7"/>Features
<text:bookmark-end text:name="OrgXref.orgc5dbdb7"/></text:h>
      <text:h text:style-name="Heading_20_2" text:outline-level="2" text:is-list-header="false">
<text:bookmark-start text:name="OrgXref.org6f5df55"/>
<text:bookmark text:name="org6f5df55"/>Todo
<text:bookmark-end text:name="OrgXref.org6f5df55"/></text:h>
      <text:h text:style-name="Heading_20_3" text:outline-level="3" text:is-list-header="false">
<text:bookmark-start text:name="OrgXref.orgb6d8093"/>
<text:bookmark text:name="orgb6d8093"/><text:span text:style-name="OrgTodo">TODO</text:span> Find a coder
<text:bookmark-end text:name="OrgXref.orgb6d8093"/></text:h>
      <text:h text:style-name="Heading_20_3" text:outline-level="3" text:is-list-header="false">
<text:bookmark-start text:name="OrgXref.org972845a"/>
<text:bookmark text:name="org972845a"/><text:span text:style-name="OrgTodo">TODO</text:span> Programming Tasks
<text:bookmark-end text:name="OrgXref.org972845a"/></text:h>
      <text:h text:style-name="Heading_20_3" text:outline-level="3" text:is-list-header="false">
<text:bookmark-start text:name="OrgXref.org5cccdba"/>
<text:bookmark text:name="org5cccdba"/><text:span text:style-name="OrgTodo">TODO</text:span> Living Rules
<text:bookmark-end text:name="OrgXref.org5cccdba"/></text:h>
      <text:h text:style-name="Heading_20_2" text:outline-level="2" text:is-list-header="false">
<text:bookmark-start text:name="OrgXref.org84f107a"/>
<text:bookmark text:name="org84f107a"/>Presentation
<text:bookmark-end text:name="OrgXref.org84f107a"/></text:h>
      <text:h text:style-name="Heading_20_3" text:outline-level="3" text:is-list-header="false">
<text:bookmark-start text:name="OrgXref.org347d479"/>
<text:bookmark text:name="org347d479"/>Introduction
<text:bookmark-end text:name="OrgXref.org347d479"/></text:h>
      <text:list text:style-name="OrgBulletedList" text:continue-numbering="false">
        <text:list-item>
          <text:p text:style-name="Text_20_body">Playable in a browser over the internet or LAN
</text:p>
        </text:list-item>
        <text:list-item>
          <text:p text:style-name="Text_20_body">Easy to understand
</text:p>
        </text:list-item>
        <text:list-item>
          <text:p text:style-name="Text_20_body">Looks like the real thing
</text:p>
        </text:list-item>
        <text:list-item>
          <text:p text:style-name="Text_20_body">No eye or ear-candy
</text:p>
        </text:list-item>
      </text:list>
      <text:h text:style-name="Heading_20_3" text:outline-level="3" text:is-list-header="false">
<text:bookmark-start text:name="OrgXref.org201bd7d"/>
<text:bookmark text:name="org201bd7d"/>Game
<text:bookmark-end text:name="OrgXref.org201bd7d"/></text:h>
      <text:list text:style-name="OrgBulletedList" text:continue-numbering="false">
        <text:list-item>
          <text:p text:style-name="Text_20_body">Division level game primary maneuver units are battalions
</text:p>
        </text:list-item>
        <text:list-item>
          <text:p text:style-name="Text_20_body">Map 2d representation based on real topo maps or google maps
</text:p>
        </text:list-item>
        <text:list-item>
          <text:p text:style-name="Text_20_body">Standard NATO icons
</text:p>
        </text:list-item>
        <text:list-item>
          <text:p text:style-name="Text_20_body">Simple orders system
</text:p>
        </text:list-item>
      </text:list>
      <text:h text:style-name="Heading_20_3" text:outline-level="3" text:is-list-header="false">
<text:bookmark-start text:name="OrgXref.org5812085"/>
<text:bookmark text:name="org5812085"/>Purpose
<text:bookmark-end text:name="OrgXref.org5812085"/></text:h>
      <text:list text:style-name="OrgBulletedList" text:continue-numbering="false">
        <text:list-item>
          <text:p text:style-name="Text_20_body">Practice tactical  decision-making and problem-solving
</text:p>
        </text:list-item>
      </text:list>
      <text:h text:style-name="Heading_20_3" text:outline-level="3" text:is-list-header="false">
<text:bookmark-start text:name="OrgXref.org7af723d"/>
<text:bookmark text:name="org7af723d"/>Project
<text:bookmark-end text:name="OrgXref.org7af723d"/></text:h>
      <text:h text:style-name="Heading_20_3" text:outline-level="3" text:is-list-header="false">
<text:bookmark-start text:name="OrgXref.orgc04f1da"/>
<text:bookmark text:name="orgc04f1da"/>References
<text:bookmark-end text:name="OrgXref.orgc04f1da"/></text:h>
      <text:list text:style-name="OrgBulletedList" text:continue-numbering="false">
        <text:list-item>
          <text:p text:style-name="Text_20_body">SPI NATO Division Commander
</text:p>
        </text:list-item>
        <text:list-item>
          <text:p text:style-name="Text_20_body">SPI Central Front Series
</text:p>
        </text:list-item>
        <text:list-item>
          <text:p text:style-name="Text_20_body">Omega Games AirLand Battle
</text:p>
        </text:list-item>
        <text:list-item>
          <text:p text:style-name="Text_20_body">OpCom
</text:p>
        </text:list-item>
        <text:list-item>
          <text:p text:style-name="Text_20_body">South Atlantic War 2e
</text:p>
        </text:list-item>
      </text:list>
      <text:h text:style-name="Heading_20_2" text:outline-level="2" text:is-list-header="false">
<text:bookmark-start text:name="OrgXref.orgb4a8b80"/>
<text:bookmark text:name="orgb4a8b80"/>Rules
<text:bookmark-end text:name="OrgXref.orgb4a8b80"/></text:h>
      <text:h text:style-name="Heading_20_3" text:outline-level="3" text:is-list-header="false">
<text:bookmark-start text:name="OrgXref.org5f87338"/>
<text:bookmark text:name="org5f87338"/>Scale
<text:bookmark-end text:name="OrgXref.org5f87338"/></text:h>
      <text:list text:style-name="OrgBulletedList" text:continue-numbering="false">
        <text:list-item>
          <text:p text:style-name="Text_20_body">Battalion maneuver units with some smaller units
</text:p>
        </text:list-item>
        <text:list-item>
          <text:p text:style-name="Text_20_body">Foot print similar to Decisive Action
</text:p>
        </text:list-item>
      </text:list>
      <text:h text:style-name="Heading_20_3" text:outline-level="3" text:is-list-header="false">
<text:bookmark-start text:name="OrgXref.org5904f02"/>
<text:bookmark text:name="org5904f02"/>Map
<text:bookmark-end text:name="OrgXref.org5904f02"/></text:h>
      <text:list text:style-name="OrgBulletedList" text:continue-numbering="false">
        <text:list-item>
          <text:p text:style-name="Text_20_body">Map is a 2d representation of real terrain
</text:p>
        </text:list-item>
        <text:list-item>
          <text:p text:style-name="Text_20_body">Google Maps
</text:p>
        </text:list-item>
        <text:list-item>
          <text:p text:style-name="Text_20_body">Military Topographic Map
</text:p>
        </text:list-item>
      </text:list>
      <text:h text:style-name="Heading_20_3" text:outline-level="3" text:is-list-header="false">
<text:bookmark-start text:name="OrgXref.orge3eacfa"/>
<text:bookmark text:name="orge3eacfa"/>Orders
<text:bookmark-end text:name="OrgXref.orge3eacfa"/></text:h>
      <text:list text:style-name="OrgBulletedList" text:continue-numbering="false">
        <text:list-item>
          <text:p text:style-name="Text_20_body">Simple orders system
</text:p>
        </text:list-item>
        <text:list-item>
          <text:p text:style-name="Text_20_body">Move, Attack, Assault, Defend
</text:p>
        </text:list-item>
      </text:list>
      <text:h text:style-name="Heading_20_3" text:outline-level="3" text:is-list-header="false">
<text:bookmark-start text:name="OrgXref.org1dcdd0f"/>
<text:bookmark text:name="org1dcdd0f"/>Automated Behaviors
<text:bookmark-end text:name="OrgXref.org1dcdd0f"/></text:h>
      <text:list text:style-name="OrgBulletedList" text:continue-numbering="false">
        <text:list-item>
          <text:p text:style-name="Text_20_body">Allows the use of a simple orders system.
</text:p>
        </text:list-item>
        <text:list-item>
          <text:p text:style-name="Text_20_body">The player does not have to micromanage their units to get them to do the
right thing.
</text:p>
        </text:list-item>
        <text:list-item>
          <text:p text:style-name="Text_20_body">Units can be "tuned" to get the right behavior.
</text:p>
        </text:list-item>
      </text:list>
      <text:h text:style-name="Heading_20_3" text:outline-level="3" text:is-list-header="false">
<text:bookmark-start text:name="OrgXref.org3ef0ab1"/>
<text:bookmark text:name="org3ef0ab1"/>Movement
<text:bookmark-end text:name="OrgXref.org3ef0ab1"/></text:h>
      <text:list text:style-name="OrgBulletedList" text:continue-numbering="false">
        <text:list-item>
          <text:p text:style-name="Text_20_body">Each unit has five waypoints to plot movement.
</text:p>
        </text:list-item>
        <text:list-item>
          <text:p text:style-name="Text_20_body">Waypoints are programmable.
</text:p>
          <text:list text:style-name="OrgBulletedList" text:continue-numbering="true">
            <text:list-item>
              <text:p text:style-name="Text_20_body">Reorient
</text:p>
            </text:list-item>
            <text:list-item>
              <text:p text:style-name="Text_20_body">Delay movement xx minutes or hours
</text:p>
            </text:list-item>
            <text:list-item>
              <text:p text:style-name="Text_20_body">Prepare
</text:p>
            </text:list-item>
            <text:list-item>
              <text:p text:style-name="Text_20_body">Change readiness condition
</text:p>
            </text:list-item>
          </text:list>
        </text:list-item>
      </text:list>
      <text:h text:style-name="Heading_20_3" text:outline-level="3" text:is-list-header="false">
<text:bookmark-start text:name="OrgXref.org056905e"/>
<text:bookmark text:name="org056905e"/>Combat
<text:bookmark-end text:name="OrgXref.org056905e"/></text:h>
      <text:list text:style-name="OrgBulletedList" text:continue-numbering="false">
        <text:list-item>
          <text:p text:style-name="Text_20_body">Three combat modes attack, assault, and defend.
</text:p>
        </text:list-item>
      </text:list>
      <text:h text:style-name="Heading_20_2" text:outline-level="2" text:is-list-header="false">
<text:bookmark-start text:name="OrgXref.org84c219a"/>
<text:bookmark text:name="org84c219a"/>Development
<text:bookmark-end text:name="OrgXref.org84c219a"/></text:h>
      <text:h text:style-name="Heading_20_3" text:outline-level="3" text:is-list-header="false">
<text:bookmark-start text:name="OrgXref.orgf4bc56c"/>
<text:bookmark text:name="orgf4bc56c"/>User Profiles
<text:bookmark-end text:name="OrgXref.orgf4bc56c"/></text:h>
      <text:list text:style-name="OrgNumberedList" text:continue-numbering="false">
        <text:list-item>
          <text:p text:style-name="Text_20_body">
<text:bookmark-start text:name="OrgXref.org3e8f9de"/>
<text:bookmark text:name="org3e8f9de"/>Cadet
<text:bookmark-end text:name="OrgXref.org3e8f9de"/></text:p>
          <text:list text:style-name="OrgBulletedList" text:continue-numbering="false">
            <text:list-item>
              <text:p text:style-name="Text_20_body">18-25 years-old.
</text:p>
            </text:list-item>
            <text:list-item>
              <text:p text:style-name="Text_20_body">Enrolled in ROTC or Military Academy.
</text:p>
            </text:list-item>
            <text:list-item>
              <text:p text:style-name="Text_20_body">Inexperienced.
</text:p>
            </text:list-item>
            <text:list-item>
              <text:p text:style-name="Text_20_body">Technically competent, knows how to use the internet.
</text:p>
            </text:list-item>
          </text:list>
        </text:list-item>
        <text:list-item>
          <text:p text:style-name="Text_20_body">
<text:bookmark-start text:name="OrgXref.org315bc7b"/>
<text:bookmark text:name="org315bc7b"/>PMI Instructor
<text:bookmark-end text:name="OrgXref.org315bc7b"/></text:p>
          <text:list text:style-name="OrgBulletedList" text:continue-numbering="false">
            <text:list-item>
              <text:p text:style-name="Text_20_body">Rank Captain or higher.
</text:p>
            </text:list-item>
            <text:list-item>
              <text:p text:style-name="Text_20_body">Operational experience.
</text:p>
            </text:list-item>
            <text:list-item>
              <text:p text:style-name="Text_20_body">Combat arms experience.
</text:p>
            </text:list-item>
          </text:list>
        </text:list-item>
      </text:list>
      <text:h text:style-name="Heading_20_3" text:outline-level="3" text:is-list-header="false">
<text:bookmark-start text:name="OrgXref.org58e720a"/>
<text:bookmark text:name="org58e720a"/>Phase 1 Reqirements
<text:bookmark-end text:name="OrgXref.org58e720a"/></text:h>
      <text:list text:style-name="OrgNumberedList" text:continue-numbering="false">
        <text:list-item>
          <text:p text:style-name="Text_20_body">
<text:bookmark-start text:name="OrgXref.orga87b545"/>
<text:bookmark text:name="orga87b545"/>Game
<text:bookmark-end text:name="OrgXref.orga87b545"/></text:p>
          <text:list text:style-name="OrgNumberedList" text:continue-numbering="true">
            <text:list-item>
              <text:p text:style-name="Text_20_body">
<text:bookmark-start text:name="OrgXref.orgc39d6ec"/>
<text:bookmark text:name="orgc39d6ec"/>Load a map
<text:bookmark-end text:name="OrgXref.orgc39d6ec"/></text:p>
            </text:list-item>
            <text:list-item>
              <text:p text:style-name="Text_20_body">
<text:bookmark-start text:name="OrgXref.orga25d976"/>
<text:bookmark text:name="orga25d976"/>Load a scenario
<text:bookmark-end text:name="OrgXref.orga25d976"/></text:p>
            </text:list-item>
          </text:list>
        </text:list-item>
        <text:list-item>
          <text:p text:style-name="Text_20_body">
<text:bookmark-start text:name="OrgXref.orgee385fd"/>
<text:bookmark text:name="orgee385fd"/>Movement
<text:bookmark-end text:name="OrgXref.orgee385fd"/></text:p>
          <text:list text:style-name="OrgNumberedList" text:continue-numbering="true">
            <text:list-item>
              <text:p text:style-name="Text_20_body">
<text:bookmark-start text:name="OrgXref.org755559a"/>
<text:bookmark text:name="org755559a"/>Requirements
<text:bookmark-end text:name="OrgXref.org755559a"/></text:p>
              <text:list text:style-name="OrgNumberedList" text:continue-numbering="true">
                <text:list-item>
                  <text:p text:style-name="Text_20_body">
<text:bookmark-start text:name="OrgXref.org3a60132"/>
<text:bookmark text:name="org3a60132"/>Order a unit to move.
<text:bookmark-end text:name="OrgXref.org3a60132"/></text:p>
                </text:list-item>
                <text:list-item>
                  <text:p text:style-name="Text_20_body">
<text:bookmark-start text:name="OrgXref.orgd45386d"/>
<text:bookmark text:name="orgd45386d"/>Order a unit to rotate.
<text:bookmark-end text:name="OrgXref.orgd45386d"/></text:p>
                </text:list-item>
              </text:list>
            </text:list-item>
            <text:list-item>
              <text:p text:style-name="Text_20_body">
<text:bookmark-start text:name="OrgXref.orgb8f9e18"/>
<text:bookmark text:name="orgb8f9e18"/>Implementation
<text:bookmark-end text:name="OrgXref.orgb8f9e18"/></text:p>
              <text:list text:style-name="OrgNumberedList" text:continue-numbering="true">
                <text:list-item>
                  <text:p text:style-name="Text_20_body">
<text:bookmark-start text:name="OrgXref.org6ce8ad0"/>
<text:bookmark text:name="org6ce8ad0"/>Right click on a unit and select "Move".
<text:bookmark-end text:name="OrgXref.org6ce8ad0"/></text:p>
                </text:list-item>
                <text:list-item>
                  <text:p text:style-name="Text_20_body">
<text:bookmark-start text:name="OrgXref.org6004f5c"/>
<text:bookmark text:name="org6004f5c"/>Right click on a unit and select "Move -&gt; Rotate".
<text:bookmark-end text:name="OrgXref.org6004f5c"/></text:p>
                </text:list-item>
              </text:list>
            </text:list-item>
            <text:list-item>
              <text:p text:style-name="Text_20_body">
<text:bookmark-start text:name="OrgXref.orgeb9f85b"/>
<text:bookmark text:name="orgeb9f85b"/>Movement Restrictions
<text:bookmark-end text:name="OrgXref.orgeb9f85b"/></text:p>
              <text:list text:style-name="OrgNumberedList" text:continue-numbering="true">
                <text:list-item>
                  <text:p text:style-name="Text_20_body">
<text:bookmark-start text:name="OrgXref.orgdcfac71"/>
<text:bookmark text:name="orgdcfac71"/>Unit has 5 movement waypoints.
<text:bookmark-end text:name="OrgXref.orgdcfac71"/></text:p>
                </text:list-item>
                <text:list-item>
                  <text:p text:style-name="Text_20_body">
<text:bookmark-start text:name="OrgXref.orgd74b3dd"/>
<text:bookmark text:name="orgd74b3dd"/>Unit cannot enter prohibited terrain.
<text:bookmark-end text:name="OrgXref.orgd74b3dd"/></text:p>
                </text:list-item>
                <text:list-item>
                  <text:p text:style-name="Text_20_body">
<text:bookmark-start text:name="OrgXref.orgef90be8"/>
<text:bookmark text:name="orgef90be8"/>Unit cannot exceed its movement point allowance.
<text:bookmark-end text:name="OrgXref.orgef90be8"/></text:p>
                </text:list-item>
              </text:list>
            </text:list-item>
          </text:list>
        </text:list-item>
        <text:list-item>
          <text:p text:style-name="Text_20_body">
<text:bookmark-start text:name="OrgXref.org4ae8866"/>
<text:bookmark text:name="org4ae8866"/>Combat
<text:bookmark-end text:name="OrgXref.org4ae8866"/></text:p>
          <text:list text:style-name="OrgNumberedList" text:continue-numbering="true">
            <text:list-item>
              <text:p text:style-name="Text_20_body">
<text:bookmark-start text:name="OrgXref.orge2bbdc4"/>
<text:bookmark text:name="orge2bbdc4"/>Requirements
<text:bookmark-end text:name="OrgXref.orge2bbdc4"/></text:p>
              <text:list text:style-name="OrgNumberedList" text:continue-numbering="true">
                <text:list-item>
                  <text:p text:style-name="Text_20_body">
<text:bookmark-start text:name="OrgXref.orgfcedf29"/>
<text:bookmark text:name="orgfcedf29"/>Order a unit attack.
<text:bookmark-end text:name="OrgXref.orgfcedf29"/></text:p>
                </text:list-item>
                <text:list-item>
                  <text:p text:style-name="Text_20_body">
<text:bookmark-start text:name="OrgXref.orgd2e5c84"/>
<text:bookmark text:name="orgd2e5c84"/>Order a unit to defend.
<text:bookmark-end text:name="OrgXref.orgd2e5c84"/></text:p>
                </text:list-item>
                <text:list-item>
                  <text:p text:style-name="Text_20_body">
<text:bookmark-start text:name="OrgXref.orgfb5ac53"/>
<text:bookmark text:name="orgfb5ac53"/>Order a unit to assault.
<text:bookmark-end text:name="OrgXref.orgfb5ac53"/></text:p>
                </text:list-item>
              </text:list>
            </text:list-item>
            <text:list-item>
              <text:p text:style-name="Text_20_body">
<text:bookmark-start text:name="OrgXref.org539cb9e"/>
<text:bookmark text:name="org539cb9e"/>Implementation
<text:bookmark-end text:name="OrgXref.org539cb9e"/></text:p>
              <text:list text:style-name="OrgNumberedList" text:continue-numbering="true">
                <text:list-item>
                  <text:p text:style-name="Text_20_body">
<text:bookmark-start text:name="OrgXref.org5cae477"/>
<text:bookmark text:name="org5cae477"/>Right click on a unit and select "Attack".
<text:bookmark-end text:name="OrgXref.org5cae477"/></text:p>
                  <text:p text:style-name="Text_20_body">Selecting the Attack order puts the unit in combat mode.  To escape attack mode press "ESC"
When a unit is in Attack mode you have two options:
</text:p>
                  <text:list text:style-name="OrgNumberedList" text:continue-numbering="false">
                    <text:list-item>
                      <text:p text:style-name="Text_20_body">Select a target to attack.
</text:p>
                    </text:list-item>
                    <text:list-item>
                      <text:p text:style-name="Text_20_body">Press "ESC" to exit combat mode. 
</text:p>
                    </text:list-item>
                  </text:list>
                </text:list-item>
                <text:list-item>
                  <text:p text:style-name="Text_20_body">
<text:bookmark-start text:name="OrgXref.org118a243"/>
<text:bookmark text:name="org118a243"/>Combat Restrictions
<text:bookmark-end text:name="OrgXref.org118a243"/></text:p>
                  <text:list text:style-name="OrgNumberedList" text:continue-numbering="true">
                    <text:list-item>
                      <text:p text:style-name="Text_20_body">
<text:bookmark-start text:name="OrgXref.org6a3ac13"/>
<text:bookmark text:name="org6a3ac13"/>If a unit moves more than half its movement allowance it suffers 50% penalty to its combat power
<text:bookmark-end text:name="OrgXref.org6a3ac13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Text_20_body">
<text:bookmark-start text:name="OrgXref.orgc91812f"/>
<text:bookmark text:name="orgc91812f"/>Automated behaviors
<text:bookmark-end text:name="OrgXref.orgc91812f"/></text:p>
          <text:list text:style-name="OrgNumberedList" text:continue-numbering="true">
            <text:list-item>
              <text:p text:style-name="Text_20_body">
<text:bookmark-start text:name="OrgXref.org64849a8"/>
<text:bookmark text:name="org64849a8"/>Unit should respond to being attacked
<text:bookmark-end text:name="OrgXref.org64849a8"/></text:p>
            </text:list-item>
            <text:list-item>
              <text:p text:style-name="Text_20_body">
<text:bookmark-start text:name="OrgXref.org91e96e5"/>
<text:bookmark text:name="org91e96e5"/>Artillery units should automatically support maneuver units
<text:bookmark-end text:name="OrgXref.org91e96e5"/></text:p>
              <text:list text:style-name="OrgNumberedList" text:continue-numbering="true">
                <text:list-item>
                  <text:p text:style-name="Text_20_body">
<text:bookmark-start text:name="OrgXref.org1f531e4"/>
<text:bookmark text:name="org1f531e4"/>Based on support structure
<text:bookmark-end text:name="OrgXref.org1f531e4"/></text:p>
                </text:list-item>
              </text:list>
            </text:list-item>
          </text:list>
        </text:list-item>
      </text:list>
      <text:h text:style-name="Heading_20_3" text:outline-level="3" text:is-list-header="false">
<text:bookmark-start text:name="OrgXref.org45aaea4"/>
<text:bookmark text:name="org45aaea4"/>Phase 2 Requirements
<text:bookmark-end text:name="OrgXref.org45aaea4"/></text:h>
      <text:list text:style-name="OrgNumberedList" text:continue-numbering="false">
        <text:list-item>
          <text:p text:style-name="Text_20_body">
<text:bookmark-start text:name="OrgXref.org70daf46"/>
<text:bookmark text:name="org70daf46"/>Game
<text:bookmark-end text:name="OrgXref.org70daf46"/></text:p>
          <text:list text:style-name="OrgNumberedList" text:continue-numbering="true">
            <text:list-item>
              <text:p text:style-name="Text_20_body">
<text:bookmark-start text:name="OrgXref.orgf107adf"/>
<text:bookmark text:name="orgf107adf"/>Map Editor
<text:bookmark-end text:name="OrgXref.orgf107adf"/></text:p>
            </text:list-item>
            <text:list-item>
              <text:p text:style-name="Text_20_body">
<text:bookmark-start text:name="OrgXref.org577d463"/>
<text:bookmark text:name="org577d463"/>Scenario Editor
<text:bookmark-end text:name="OrgXref.org577d463"/></text:p>
            </text:list-item>
          </text:list>
        </text:list-item>
        <text:list-item>
          <text:p text:style-name="Text_20_body">
<text:bookmark-start text:name="OrgXref.org4749a7c"/>
<text:bookmark text:name="org4749a7c"/>Movement
<text:bookmark-end text:name="OrgXref.org4749a7c"/></text:p>
        </text:list-item>
        <text:list-item>
          <text:p text:style-name="Text_20_body">
<text:bookmark-start text:name="OrgXref.org1d03b68"/>
<text:bookmark text:name="org1d03b68"/>Combat
<text:bookmark-end text:name="OrgXref.org1d03b68"/></text:p>
        </text:list-item>
        <text:list-item>
          <text:p text:style-name="Text_20_body">
<text:bookmark-start text:name="OrgXref.orgc66d6a5"/>
<text:bookmark text:name="orgc66d6a5"/>Automated Behaviors
<text:bookmark-end text:name="OrgXref.orgc66d6a5"/></text:p>
        </text:list-item>
        <text:list-item>
          <text:p text:style-name="Text_20_body">
<text:bookmark-start text:name="OrgXref.org778ac10"/>
<text:bookmark text:name="org778ac10"/>Planning
<text:bookmark-end text:name="OrgXref.org778ac10"/></text:p>
          <text:list text:style-name="OrgNumberedList" text:continue-numbering="true">
            <text:list-item>
              <text:p text:style-name="Text_20_body">
<text:bookmark-start text:name="OrgXref.orgb9c6247"/>
<text:bookmark text:name="orgb9c6247"/>Ability to synchronize unit actions
<text:bookmark-end text:name="OrgXref.orgb9c6247"/></text:p>
            </text:list-item>
            <text:list-item>
              <text:p text:style-name="Text_20_body">
<text:bookmark-start text:name="OrgXref.org08ac68d"/>
<text:bookmark text:name="org08ac68d"/>Ability to coordinate unit actions
<text:bookmark-end text:name="OrgXref.org08ac68d"/></text:p>
            </text:list-item>
            <text:list-item>
              <text:p text:style-name="Text_20_body">
<text:bookmark-start text:name="OrgXref.org818cf4a"/>
<text:bookmark text:name="org818cf4a"/>Ability to command a unit to plan
<text:bookmark-end text:name="OrgXref.org818cf4a"/></text:p>
            </text:list-item>
          </text:list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ijeron</dc:creator>
    <meta:initial-creator>taijeron</meta:initial-creator>
    <dc:date>2019-05-07T06:39:49</dc:date>
    <meta:creation-date>2019-05-07T06:39:49</meta:creation-date>
    <meta:generator>Emacs 26.2 (Org mode 9.2.3)</meta:generator>
    <meta:keyword/>
    <dc:subject/>
    <dc:title>Next Generation Wargame</dc:title>
  </office:meta>
</office:document-meta>
</file>